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Map.getKey(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leMap.get( Locale loca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caleMap.getFullKey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Map.put( Locale locale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